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mine renfrognée d'une gamine à qui on avait refusé un caprice vissée sur le visage, Eléonore poussa la porte grinçante de l'auberge miteuse dans laquelle elle espérait trouver un peu de tranquillité et, si pour une fois Dalai était avec elle, un équipage pour rallier Daënastre. La fugitive leva les yeux au ciel en constatant la misère de l'établissement où elle venait de mettre les pieds. En être réduite à [i]ça[/i], quelle disgrâce pour une guerrière avec ses ambitions, qui revenait -excusez du peu- d'une guerre dans les îles célestes. Cela faisait maintenant plus d'une semaine que la jeune femme aux cheveux d'or était en cavale. Une longue, ennuyeuse et frustrante semaine durant laquelle elle avait traversé le pays du Nord au Sud. Quelle plaie. Pas une seule petite invention daënare à se mettre sous la dent, rien que la solitude inhérente à son nouveau statut de paria absolu de la société My'träne. Sans parler de l'entité semi-divine dont la raison d'être était de rayer purement et simplement son existence de ce plan de l'univers. Si l'on devait donner une note sur vingt à cette semaine donc, c'aurait probablement été « bien mais pas top ».</text:p>
      <text:p text:style-name="Standard"/>
      <text:p text:style-name="Standard">Le regard de jade de la demoiselle ignora avec classe les clients miteux de cette taverne miteuse pour aller se poser directement sur le couple de tenanciers bedonnant derrière le comptoir crado. A tous les coups, le houblon de ce taudis ne valait guère mieux que de la pisse de chat frelatée. Toujours le même problème avec ces sudistes. Il n'y en avait pas un qui tienne la route par rapport aux vrais hommes de Zagash. Tout juste un ramassis de ces extrémistes de « modérés ». Mais après la semaine qu'elle venait de passer, Eléonore ne pouvait s'offrir le luxe de faire la fine bouche et que tant que leur bière avait des bulles et lui permettait de se retourner le crâne pour oublier sa traque, un chouïa stressante il fallait l'admettre, elle s'en contenterait. La jeune femme s'assit sur un des tabourets au comptoir et commanda sa boisson d'un ton las, avant de déposer quelques pièces en échange. L'instant d'après, une odieuse et exubérante grimace vint subtilement déformer son délicat minois alors qu'elle trempait ses lèvres dans le breuvage qu'elle venait de payer une misère. C'était dégueu mais ça cognait. Parfait.</text:p>
      <text:p text:style-name="Standard"/>
      <text:p text:style-name="Standard">-Hey, tavernier ! Tu saurais pas où j'pourrais dégotter un bateau pour aller discrètos à Daënastre d'ici ?</text:p>
      <text:p text:style-name="Standard"/>
      <text:p text:style-name="Standard">Discrètement étant ici un mot à prendre avec des pincettes, vu comment Eléonore venait de beugler dans la taverne. Tous les clients l'avaient probablement entendue, mais elle s'en foutait pas mal. Le seul « type » que la blondinette ne voulait pas savoir au courant était ce foutu Régisseur. Et tant que personne ici ne savait qu'elle était une Anomalie, cela ne devrait pas se produire. Le tavernier, qui était en train d'essuyer une chope avec un torchon crasseux, arrêta son geste subitement pour se tourner, interloqué, vers l'insolente gamine qui venait de l'apostropher comme s'il avait neuf ans. Il cligna plusieurs fois des yeux mais ne daigna pas lui répondre. Après tout, c'était lui le patron et il ne se laisserait pas parler de la sorte par une petite effrontée. Cette absence de réaction mit à rude épreuve la patience déjà éprouvée par une semaine de voyage à cheval d'Eléonore, qui haussa encore un peu plus le ton après avoir vidé la moitié de sa pinte d'une traite.</text:p>
      <text:p text:style-name="Standard"/>
      <text:p text:style-name="Standard">-Eh, le sudiste. J't'ai posé une question.</text:p>
      <text:p text:style-name="P1">Cet établissement n'avait décidément pas grand chose pour lui. En sus d'une décoration douteuse et d'une bière au goût exécrable, il semblait avoir été doté d'un tavernier muet. Ou sourd. Ou sourd-muet. Ou juste complètement crétin. Reposant sa chope à moitié pleine -ou à moitié vide, selon si l'on observait sa partie basse ou sa partie haute- d'un air exaspéré, Eléonore posa l'index et le majeur de sa main droite contre sa tempe, signe, si ce n'était celui d'une migraine naissante, d'une lassitude profonde. Il semblait que la poisse avait décidé de l'accompagner pendant encore un moment. Dans son immense mansuétude, la demoiselle prit la décision magnanime de laisser au propriétaire de l'auberge une ultime chance. Si elle n'obtenait pas satisfaction -ou a minima une réponse intelligible- d'ici la fin de son verre, la Zagashienne irait dépenser ses Irys ailleurs. Alors qu'elle s'apprêtait à réitérer sa demander, en l'appuyant cette fois de gestes supposément explicatifs, insultants en réalité, cette dernière remarqua finalement l'air tendu et le regard fuyant du tenancier.</text:p>
      <text:p text:style-name="Standard"/>
      <text:p text:style-name="Standard">Suivant des yeux ledit regard, Eléonore constata non sans surprise qu'il était dirigé vers un groupe d'hommes attablés à quelques mètres de là, tous en armes ou presque. Son expression contrite se mua en une surprise amusée, tandis qu'un sourire élargissait le coin de ses lèvres. Tiens, tiens. Vu leur accoutrement, ces gars n'étaient pas My'trans. Non, ils avaient des tenues de soldats venant tout droit de l'endroit où elle voulait se rendre. Voilà qui était intéressant. L'ex militaire remarqua que sa curiosité envers les daënares était réciproque, et s'en flatta fort injustement, la médiocrité moyenne du charisme des clients de l'auberge la plaçant bien évidemment dans une position d'intérêt largement supérieure sans qu'elle n'y soit véritablement pour autre chose que la chance d'avoir été affublée d'un physique agréable à l’œil. Cela étant, leur présence et l'intérêt -a priori purement pervers cependant- qu'ils lui portaient changeaient la donne. </text:p>
      <text:p text:style-name="Standard"/>
      <text:p text:style-name="Standard">Emportant (ce qu'il restait de) sa bière avec elle, l'anomalie s'approcha du quatuor en essayant avec peine de dissimuler sa toute nouvelle excitation. Son regard de jade croisa celui de l'un d'entre eux, le seul qui ne semblait pas se complaire dans un voyeurisme grossier. Etait-il le leader de ces lourdauds ? Eléonore posa sa chope devant une chaise vide de la tablée et tout en tirant celle-ci, entama les hostilités.</text:p>
      <text:p text:style-name="Standard"/>
      <text:p text:style-name="Standard">-Messieurs. Je vois que je ne suis pas la moins appropriée de ce...</text:p>
      <text:p text:style-name="Standard"/>
      <text:p text:style-name="Standard">Sa phrase resta en suspend, à l'instar de son geste, tandis que ses iris olives se posaient avec délectation sur l'objet que l'un des types portait autour du coup. Oubliant ses velléités de s'inviter impoliment pour donner le ton, la blonde posa ses mains sur la table et se pencha avec vigueur dans la direction du possesseur de l'objet qui avait occulté tout le reste à ses yeux. Son nez se mit à frémir d'excitation alors qu'elle dévorait du regard cette merveille de technologie. C'était la première fois qu'Eléonore rencontrait un daguerréotypiste et l'effet fut immédiat. C'était comme si le reste de son environnement avait disparu. Une lueur de cupidité malsaine au fond des yeux, son bras s'était inconsciemment levé pour se tendre avec une lenteur toute dramatique vers l'appareil.</text:p>
      <text:p text:style-name="Standard"/>
      <text:p text:style-name="Standard">-Qu'est-ce que c'est ? </text:p>
      <text:p text:style-name="Standard"/>
      <text:p text:style-name="Standard">Décidément, cette soirée venait de prendre à ses yeux une tournure bien plus agréable qu'elle ne l'aurait imaginé à l'origine.</text:p>
      <text:p text:style-name="P1">La séparation physique entre la table à laquelle elle venait de s'inviter et les autres s'était muée en un schisme au sein même de l'esprit d'Eléonore. Cette dernière n'avait plus d'yeux que pour les quatre Daënares, et tout particulièrement l'homme à l'objet si particulier suspendu autour de son cou. Elle était devenue totalement imperméable à tout le reste de l'audience, comme hypnotisée. Le frisson d'excitation qui lui parcourut l'échine et la sensation de malaise qui commençait à naître dans son corps ne pouvaient signifier qu'une chose : elle était bien en présence d'un artefact de la conception de leurs cousins honnis. C'est là que ses penchants que d'aucuns qualifieraient de masochistes, et d'autres de carrément hérétiques rentraient dans la danse.</text:p>
      <text:p text:style-name="Standard"/>
      <text:p text:style-name="Standard">L'homme en possession dudit artefact sembla vouloir protéger ce dernier des griffes de la blondinette en mettant ses mains en opposition. Celle-ci s'apprêtait à le lui arracher sans une once d'hésitation, mais elle fut interrompue par l'intervention inattendue du quatrième laron -celui qui était resté discret jusqu'à présent. Il lui administra une tape autoritaire sur le poignet, l'empêchant ainsi d'atteindre l'objet de tous ses désirs. Le bras en suspend, Eléonore ne bougea pas pendant une fraction de seconde. Fraction de seconde durant laquelle le temps sembla se suspendre lui aus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23:19:24.08</meta:creation-date>
    <dc:date>2018-05-03T00:37:16.09</dc:date>
    <meta:editing-duration>PT3H34M48S</meta:editing-duration>
    <meta:editing-cycles>224</meta:editing-cycles>
    <meta:generator>OpenOffice/4.1.2$Win32 OpenOffice.org_project/412m3$Build-9782</meta:generator>
    <meta:document-statistic meta:table-count="0" meta:image-count="0" meta:object-count="0" meta:page-count="3" meta:paragraph-count="14" meta:word-count="1350" meta:character-count="8263"/>
  </office:meta>
</office:document-meta>
</file>